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0c24" officeooo:paragraph-rsid="00100c24"/>
    </style:style>
    <style:style style:name="P2" style:family="paragraph" style:parent-style-name="Standard">
      <style:text-properties officeooo:rsid="00114f8e" officeooo:paragraph-rsid="00114f8e"/>
    </style:style>
    <style:style style:name="P3" style:family="paragraph" style:parent-style-name="Standard">
      <style:text-properties officeooo:rsid="001188fe" officeooo:paragraph-rsid="001188fe"/>
    </style:style>
    <style:style style:name="P4" style:family="paragraph" style:parent-style-name="Standard">
      <style:text-properties officeooo:rsid="001246e6" officeooo:paragraph-rsid="001246e6"/>
    </style:style>
    <style:style style:name="P5" style:family="paragraph" style:parent-style-name="Standard">
      <style:text-properties officeooo:rsid="0012ddaf" officeooo:paragraph-rsid="0012ddaf"/>
    </style:style>
    <style:style style:name="P6" style:family="paragraph" style:parent-style-name="Standard">
      <style:paragraph-properties fo:text-align="start" style:justify-single-word="false"/>
      <style:text-properties officeooo:rsid="0012ddaf" officeooo:paragraph-rsid="0012ddaf"/>
    </style:style>
    <style:style style:name="P7" style:family="paragraph" style:parent-style-name="Standard">
      <style:paragraph-properties fo:text-align="start" style:justify-single-word="false"/>
      <style:text-properties officeooo:rsid="0014ed07" officeooo:paragraph-rsid="0014ed07"/>
    </style:style>
    <style:style style:name="P8" style:family="paragraph" style:parent-style-name="Standard">
      <style:paragraph-properties fo:text-align="start" style:justify-single-word="false"/>
      <style:text-properties officeooo:rsid="00181f35" officeooo:paragraph-rsid="00181f35"/>
    </style:style>
    <style:style style:name="P9" style:family="paragraph" style:parent-style-name="Standard" style:list-style-name="L1">
      <style:paragraph-properties fo:text-align="start" style:justify-single-word="false"/>
      <style:text-properties officeooo:rsid="00181f35" officeooo:paragraph-rsid="00181f35"/>
    </style:style>
    <style:style style:name="P10" style:family="paragraph" style:parent-style-name="Standard" style:list-style-name="L1">
      <style:paragraph-properties fo:text-align="start" style:justify-single-word="false"/>
      <style:text-properties officeooo:rsid="00197118" officeooo:paragraph-rsid="00197118"/>
    </style:style>
    <style:style style:name="P11" style:family="paragraph" style:parent-style-name="Table_20_Contents">
      <style:paragraph-properties fo:text-align="start" style:justify-single-word="false"/>
      <style:text-properties officeooo:rsid="0014ed07" officeooo:paragraph-rsid="0014ed07"/>
    </style:style>
    <style:style style:name="P12" style:family="paragraph" style:parent-style-name="Table_20_Heading">
      <style:text-properties officeooo:rsid="0014ed07" officeooo:paragraph-rsid="0014ed07"/>
    </style:style>
    <style:style style:name="T1" style:family="text">
      <style:text-properties officeooo:rsid="00114f8e"/>
    </style:style>
    <style:style style:name="T2" style:family="text">
      <style:text-properties officeooo:rsid="001188f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ed07" style:font-style-asian="normal" style:font-style-complex="normal"/>
    </style:style>
    <style:style style:name="T6" style:family="text">
      <style:text-properties fo:font-style="normal" officeooo:rsid="00197118"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from Duff &amp; Phelps 2016 Valuation Handbook – Guide to Cost of Capital</text:p>
      <text:p text:style-name="P1"/>
      <text:p text:style-name="P1">Chapter 5 – Basic Building Blocks of the Cost of Equity Capital – Betas and Industry Risk Premia</text:p>
      <text:p text:style-name="P1"/>
      <text:p text:style-name="P1">For the handbook, the S&amp;P 500 is used as the proxy unless otherwise stated. Other indicators (Wilshire 5000 or Morningstar U.S. Market Index) can also be used, but have a high correlation in returns so will not lead to a drastically different result.</text:p>
      <text:p text:style-name="P1"/>
      <text:p text:style-name="P1">Betas are usually based on monthly returns on a five year historical time-frame (January 2011 through December 2015).</text:p>
      <text:p text:style-name="P1"/>
      <text:p text:style-name="P1">These betas are referred to as “levered” betas since they reflect the <text:span text:style-name="T1">leverage in the actual capital structure.</text:span></text:p>
      <text:p text:style-name="P1"/>
      <text:p text:style-name="P2">Betas are usually based on excess returns <text:span text:style-name="T2">(</text:span>returns over the risk free rate<text:span text:style-name="T2">)</text:span>. We don't usually include this step. The book says that this doesn't usually change the result much.</text:p>
      <text:p text:style-name="P2"/>
      <text:p text:style-name="P3">The text says that betas can be measured on a weekly or monthly basis. It does not specify for a daily basis, and other sources suggest daily data is irrelevant for positions which are held for longer than one day (<text:a xlink:type="simple" xlink:href="http://soberlook.com/2013/12/daily-price-data-underestimates-stock.html" text:style-name="Internet_20_link" text:visited-style-name="Visited_20_Internet_20_Link">http://soberlook.com/2013/12/daily-price-data-underestimates-stock.html</text:a>).</text:p>
      <text:p text:style-name="P3"/>
      <text:p text:style-name="P4">The book argues that betas tend to move toward the market or industry average. Bloomberg and Value Line weight historical betas with the market beta (1.0 by definition) by 2/3 and 1/3, respectively. A more sophisticated technique, Vasicek shrinkage, is also suggested, but not completely explained. It sometimes weights betas to the market average and sometimes to a sector's industry average. Case law and common sense suggest the latter is perhaps more accurate.</text:p>
      <text:p text:style-name="P4"/>
      <text:p text:style-name="P5">Lag effects block quote:</text:p>
      <text:p text:style-name="P5"/>
      <text:p text:style-name="P5">“For all but the largest companies, the prices of individual stocks tend to react in part to movements in the overall market with a lag. The smaller the company, generally the greater the lag in the price reaction. This does not necessarily imply that the market itself is wholly inefficient, although the market for some stocks is more efficient than for other stocks. Large companies tend to be followed by more analysts and are owned by more institutional investors than are small-cap companies. Therefore, large-cap companies tend to react more quickly to changes in the economy or changes in the business.”</text:p>
      <text:p text:style-name="P5"/>
      <text:p text:style-name="P6">“Because of the lag […], traditional OLS betas tend to understate systematic risk. A <text:span text:style-name="T3">sum beta</text:span><text:span text:style-name="T4"> consists of a multiple regression of a stock's current month's excess returns </text:span><text:span text:style-name="T5">[...][and] the market's previous month's excess returns, and then a summing of the resulting coefficients. This helps to capture more fully the lagged effect of co-movement in a company's returns with returns on the market.”</text:span></text:p>
      <text:p text:style-name="P6"><text:span text:style-name="T5"/></text:p>
      <text:p text:style-name="P7"><text:span text:style-name="T4">The text presents the following table of betas and sum betas. We should recreate these figures under different methodologies.</text:span></text:p>
      <text:p text:style-name="P7"><text:span text:style-name="T4"/></text:p>
      <table:table table:name="Table1" table:style-name="Table1">
        <table:table-column table:style-name="Table1.A" table:number-columns-repeated="5"/>
        <table:table-header-rows>
          <table:table-row>
            <table:table-cell table:style-name="Table1.A1" office:value-type="string">
              <text:p text:style-name="P12">Company</text:p>
            </table:table-cell>
            <table:table-cell table:style-name="Table1.A1" office:value-type="string">
              <text:p text:style-name="P12">Market Cap ($MM)</text:p>
            </table:table-cell>
            <table:table-cell table:style-name="Table1.A1" office:value-type="string">
              <text:p text:style-name="P12">OLS Beta</text:p>
            </table:table-cell>
            <table:table-cell table:style-name="Table1.A1" office:value-type="string">
              <text:p text:style-name="P12">Sum Beta</text:p>
            </table:table-cell>
            <table:table-cell table:style-name="Table1.E1" office:value-type="string">
              <text:p text:style-name="P12">Difference</text:p>
            </table:table-cell>
          </table:table-row>
        </table:table-header-rows>
        <table:table-row>
          <table:table-cell table:style-name="Table1.A2" office:value-type="string">
            <text:p text:style-name="P11">AT&amp;T, Inc.</text:p>
          </table:table-cell>
          <table:table-cell table:style-name="Table1.A2" office:value-type="string">
            <text:p text:style-name="P11">211690.320</text:p>
          </table:table-cell>
          <table:table-cell table:style-name="Table1.A2" office:value-type="string">
            <text:p text:style-name="P11">0.36</text:p>
          </table:table-cell>
          <table:table-cell table:style-name="Table1.A2" office:value-type="string">
            <text:p text:style-name="P11">0.36</text:p>
          </table:table-cell>
          <table:table-cell table:style-name="Table1.E2" office:value-type="string">
            <text:p text:style-name="P11">0.00</text:p>
          </table:table-cell>
        </table:table-row>
        <text:soft-page-break/>
        <table:table-row>
          <table:table-cell table:style-name="Table1.A2" office:value-type="string">
            <text:p text:style-name="P11">The Boeing Company</text:p>
          </table:table-cell>
          <table:table-cell table:style-name="Table1.A2" office:value-type="string">
            <text:p text:style-name="P11">96872.933</text:p>
          </table:table-cell>
          <table:table-cell table:style-name="Table1.A2" office:value-type="string">
            <text:p text:style-name="P11">1.01</text:p>
          </table:table-cell>
          <table:table-cell table:style-name="Table1.A2" office:value-type="string">
            <text:p text:style-name="P11">1.05</text:p>
          </table:table-cell>
          <table:table-cell table:style-name="Table1.E2" office:value-type="string">
            <text:p text:style-name="P11">0.04</text:p>
          </table:table-cell>
        </table:table-row>
        <table:table-row>
          <table:table-cell table:style-name="Table1.A2" office:value-type="string">
            <text:p text:style-name="P11">FedEx Corporation</text:p>
          </table:table-cell>
          <table:table-cell table:style-name="Table1.A2" office:value-type="string">
            <text:p text:style-name="P11">41063.916</text:p>
          </table:table-cell>
          <table:table-cell table:style-name="Table1.A2" office:value-type="string">
            <text:p text:style-name="P11">1.22</text:p>
          </table:table-cell>
          <table:table-cell table:style-name="Table1.A2" office:value-type="string">
            <text:p text:style-name="P11">1.30</text:p>
          </table:table-cell>
          <table:table-cell table:style-name="Table1.E2" office:value-type="string">
            <text:p text:style-name="P11">0.08</text:p>
          </table:table-cell>
        </table:table-row>
        <table:table-row>
          <table:table-cell table:style-name="Table1.A2" office:value-type="string">
            <text:p text:style-name="P11">Lululemon Athletica Inc.</text:p>
          </table:table-cell>
          <table:table-cell table:style-name="Table1.A2" office:value-type="string">
            <text:p text:style-name="P11">7269.908</text:p>
          </table:table-cell>
          <table:table-cell table:style-name="Table1.A2" office:value-type="string">
            <text:p text:style-name="P11">0.81</text:p>
          </table:table-cell>
          <table:table-cell table:style-name="Table1.A2" office:value-type="string">
            <text:p text:style-name="P11">0.93</text:p>
          </table:table-cell>
          <table:table-cell table:style-name="Table1.E2" office:value-type="string">
            <text:p text:style-name="P11">0.12</text:p>
          </table:table-cell>
        </table:table-row>
        <table:table-row>
          <table:table-cell table:style-name="Table1.A2" office:value-type="string">
            <text:p text:style-name="P11">Steven Madden, Ltd.</text:p>
          </table:table-cell>
          <table:table-cell table:style-name="Table1.A2" office:value-type="string">
            <text:p text:style-name="P11">1891.080</text:p>
          </table:table-cell>
          <table:table-cell table:style-name="Table1.A2" office:value-type="string">
            <text:p text:style-name="P11">1.02</text:p>
          </table:table-cell>
          <table:table-cell table:style-name="Table1.A2" office:value-type="string">
            <text:p text:style-name="P11">1.35</text:p>
          </table:table-cell>
          <table:table-cell table:style-name="Table1.E2" office:value-type="string">
            <text:p text:style-name="P11">0.33</text:p>
          </table:table-cell>
        </table:table-row>
        <table:table-row>
          <table:table-cell table:style-name="Table1.A2" office:value-type="string">
            <text:p text:style-name="P11">Briggs &amp; Stratton Corporation</text:p>
          </table:table-cell>
          <table:table-cell table:style-name="Table1.A2" office:value-type="string">
            <text:p text:style-name="P11">765.093</text:p>
          </table:table-cell>
          <table:table-cell table:style-name="Table1.A2" office:value-type="string">
            <text:p text:style-name="P11">1.01</text:p>
          </table:table-cell>
          <table:table-cell table:style-name="Table1.A2" office:value-type="string">
            <text:p text:style-name="P11">1.36</text:p>
          </table:table-cell>
          <table:table-cell table:style-name="Table1.E2" office:value-type="string">
            <text:p text:style-name="P11">0.35</text:p>
          </table:table-cell>
        </table:table-row>
        <table:table-row>
          <table:table-cell table:style-name="Table1.A2" office:value-type="string">
            <text:p text:style-name="P11">Almost Family Inc.</text:p>
          </table:table-cell>
          <table:table-cell table:style-name="Table1.A2" office:value-type="string">
            <text:p text:style-name="P11">375.533</text:p>
          </table:table-cell>
          <table:table-cell table:style-name="Table1.A2" office:value-type="string">
            <text:p text:style-name="P11">1.42</text:p>
          </table:table-cell>
          <table:table-cell table:style-name="Table1.A2" office:value-type="string">
            <text:p text:style-name="P11">1.87</text:p>
          </table:table-cell>
          <table:table-cell table:style-name="Table1.E2" office:value-type="string">
            <text:p text:style-name="P11">0.45</text:p>
          </table:table-cell>
        </table:table-row>
        <table:table-row>
          <table:table-cell table:style-name="Table1.A2" office:value-type="string">
            <text:p text:style-name="P11">StealthGas, Inc.</text:p>
          </table:table-cell>
          <table:table-cell table:style-name="Table1.A2" office:value-type="string">
            <text:p text:style-name="P11">142.422</text:p>
          </table:table-cell>
          <table:table-cell table:style-name="Table1.A2" office:value-type="string">
            <text:p text:style-name="P11">1.34</text:p>
          </table:table-cell>
          <table:table-cell table:style-name="Table1.A2" office:value-type="string">
            <text:p text:style-name="P11">1.57</text:p>
          </table:table-cell>
          <table:table-cell table:style-name="Table1.E2" office:value-type="string">
            <text:p text:style-name="P11">0.24</text:p>
          </table:table-cell>
        </table:table-row>
      </table:table>
      <text:p text:style-name="P7"><text:span text:style-name="T4"/></text:p>
      <text:p text:style-name="P7"><text:span text:style-name="T4"/></text:p>
      <text:p text:style-name="P8"><text:span text:style-name="T4">Questions I want to answer:</text:span></text:p>
      <text:list xml:id="list3225482814389719915" text:style-name="L1">
        <text:list-item>
          <text:p text:style-name="P9"><text:span text:style-name="T4">How similar are monthly betas with weekly betas? (Weekly betas are more in-line with our holding horizon)</text:span></text:p>
        </text:list-item>
        <text:list-item>
          <text:p text:style-name="P9"><text:span text:style-name="T4">Does the beta lag parameter estimate go to zero when we exclude weeks with earnings?</text:span></text:p>
          <text:list>
            <text:list-item>
              <text:p text:style-name="P9"><text:span text:style-name="T4">Need a good way to pull earnings dates for a given stock</text:span></text:p>
            </text:list-item>
            <text:list-item>
              <text:p text:style-name="P9"><text:span text:style-name="T4">Mark security returns with with np.nan if earnings happen that week.</text:span></text:p>
            </text:list-item>
            <text:list-item>
              <text:p text:style-name="P9"><text:span text:style-name="T4">Note: Monthly data won't work with this thought</text:span></text:p>
            </text:list-item>
          </text:list>
        </text:list-item>
        <text:list-item>
          <text:p text:style-name="P9"><text:span text:style-name="T4">Develop backtesting methodology. Test to see whether adding </text:span><text:span text:style-name="T6">the beta lag coefficient improves the prediction of weekly returns.</text:span></text:p>
          <text:list>
            <text:list-item>
              <text:p text:style-name="P10"><text:span text:style-name="T6">N</text:span><text:span text:style-name="T4">eed to have two models, one that projects with contemporaneous information and another that is strictly forward-look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4:31:34.510694915</meta:creation-date>
    <meta:generator>LibreOffice/5.0.5.2$Linux_X86_64 LibreOffice_project/00m0$Build-2</meta:generator>
    <dc:date>2016-04-27T20:06:44.126211186</dc:date>
    <meta:editing-duration>PT47S</meta:editing-duration>
    <meta:editing-cycles>1</meta:editing-cycles>
    <meta:document-statistic meta:table-count="1" meta:image-count="0" meta:object-count="0" meta:page-count="2" meta:paragraph-count="65" meta:word-count="612" meta:character-count="3743" meta:non-whitespace-character-count="3200"/>
  </office:meta>
</office:document-meta>
</file>